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/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8">Son: </text:span><text:span text:style-name="T78"><text:placeholder text:placeholder-type="text">&lt;o.currency_id.name or o.company_id.currency_id.name&gt;</text:placeholder></text:span><text:span text:style-name="T78"> 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5-06T10:27:56.031634674</dc:date>
    <meta:editing-duration>P2DT14H4M27S</meta:editing-duration>
    <meta:editing-cycles>430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